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tiff" manifest:full-path="Pictures/10000000000000490000001DDE046A95.tif"/>
  <manifest:file-entry manifest:media-type="image/tiff" manifest:full-path="Pictures/10000000000000490000001D3FE5003F.tif"/>
  <manifest:file-entry manifest:media-type="image/tiff" manifest:full-path="Pictures/10000000000000490000001D5D6A4D64.tif"/>
  <manifest:file-entry manifest:media-type="image/tiff" manifest:full-path="Pictures/10000000000000490000001DC3736DE1.tif"/>
  <manifest:file-entry manifest:media-type="image/tiff" manifest:full-path="Pictures/10000000000000490000001D2CC608A3.tif"/>
  <manifest:file-entry manifest:media-type="image/tiff" manifest:full-path="Pictures/10000000000000490000001DD8C12026.tif"/>
  <manifest:file-entry manifest:media-type="image/tiff" manifest:full-path="Pictures/10000000000000490000001DD0942D37.tif"/>
  <manifest:file-entry manifest:media-type="image/tiff" manifest:full-path="Pictures/10000000000000490000001D16ED42A6.tif"/>
  <manifest:file-entry manifest:media-type="image/tiff" manifest:full-path="Pictures/10000000000000490000001DD8966FCE.tif"/>
  <manifest:file-entry manifest:media-type="image/tiff" manifest:full-path="Pictures/10000000000000490000001DB40EFF07.tif"/>
  <manifest:file-entry manifest:media-type="image/tiff" manifest:full-path="Pictures/10000000000000490000001D37744564.tif"/>
  <manifest:file-entry manifest:media-type="image/tiff" manifest:full-path="Pictures/10000000000000490000001D7CE7D734.tif"/>
  <manifest:file-entry manifest:media-type="image/tiff" manifest:full-path="Pictures/10000000000000490000001D50691327.tif"/>
  <manifest:file-entry manifest:media-type="image/tiff" manifest:full-path="Pictures/10000000000000490000001D74E595CD.tif"/>
  <manifest:file-entry manifest:media-type="image/tiff" manifest:full-path="Pictures/10000000000000490000001D9D06BD9E.tif"/>
  <manifest:file-entry manifest:media-type="image/tiff" manifest:full-path="Pictures/10000000000000490000001D3AD4C395.tif"/>
  <manifest:file-entry manifest:media-type="image/tiff" manifest:full-path="Pictures/10000000000000490000001D405B0848.tif"/>
  <manifest:file-entry manifest:media-type="image/tiff" manifest:full-path="Pictures/10000000000000490000001D6190D040.tif"/>
  <manifest:file-entry manifest:media-type="image/tiff" manifest:full-path="Pictures/10000000000000490000001D1DFB838E.tif"/>
  <manifest:file-entry manifest:media-type="image/tiff" manifest:full-path="Pictures/10000000000000490000001D7220DF7E.tif"/>
  <manifest:file-entry manifest:media-type="image/tiff" manifest:full-path="Pictures/10000000000000490000001D2A034210.tif"/>
  <manifest:file-entry manifest:media-type="image/tiff" manifest:full-path="Pictures/10000000000000490000001D699292B9.tif"/>
  <manifest:file-entry manifest:media-type="image/tiff" manifest:full-path="Pictures/10000000000000490000001D32D6816C.tif"/>
  <manifest:file-entry manifest:media-type="image/tiff" manifest:full-path="Pictures/10000000000000490000001D4DEBD33B.tif"/>
  <manifest:file-entry manifest:media-type="image/tiff" manifest:full-path="Pictures/10000000000000490000001DFC1AE924.tif"/>
  <manifest:file-entry manifest:media-type="image/tiff" manifest:full-path="Pictures/10000000000000490000001D674E9CC2.tif"/>
  <manifest:file-entry manifest:media-type="image/tiff" manifest:full-path="Pictures/10000000000000490000001DA96D65E1.tif"/>
  <manifest:file-entry manifest:media-type="image/tiff" manifest:full-path="Pictures/10000000000000490000001D2971010B.tif"/>
  <manifest:file-entry manifest:media-type="image/tiff" manifest:full-path="Pictures/10000000000000490000001D7ACC5CDE.tif"/>
  <manifest:file-entry manifest:media-type="image/tiff" manifest:full-path="Pictures/10000000000000490000001D48594AB1.tif"/>
  <manifest:file-entry manifest:media-type="image/tiff" manifest:full-path="Pictures/10000000000000490000001D9504FF67.tif"/>
  <manifest:file-entry manifest:media-type="image/tiff" manifest:full-path="Pictures/10000000000000490000001DCBE228BA.tif"/>
  <manifest:file-entry manifest:media-type="image/tiff" manifest:full-path="Pictures/10000000000000490000001D34F3C117.tif"/>
  <manifest:file-entry manifest:media-type="image/tiff" manifest:full-path="Pictures/10000000000000490000001DE2EA6A23.tif"/>
  <manifest:file-entry manifest:media-type="image/tiff" manifest:full-path="Pictures/10000000000000490000001D40F4C800.tif"/>
  <manifest:file-entry manifest:media-type="image/tiff" manifest:full-path="Pictures/10000000000000490000001D7A229D87.tif"/>
  <manifest:file-entry manifest:media-type="image/tiff" manifest:full-path="Pictures/10000000000000490000001DBC0CBDFE.tif"/>
  <manifest:file-entry manifest:media-type="image/tiff" manifest:full-path="Pictures/10000000000000490000001D5D76081C.tif"/>
  <manifest:file-entry manifest:media-type="image/tiff" manifest:full-path="Pictures/10000000000000490000001DE1982938.tif"/>
  <manifest:file-entry manifest:media-type="image/tiff" manifest:full-path="Pictures/10000000000000490000001D00794392.ti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7.001cm" table:align="margins"/>
    </style:style>
    <style:style style:name="Tableau1.A" style:family="table-column">
      <style:table-column-properties style:column-width="2.334cm" style:rel-column-width="21845*"/>
    </style:style>
    <style:style style:name="Tableau1.A1" style:family="table-cell">
      <style:table-cell-properties fo:padding="0.097cm" fo:border="none"/>
    </style:style>
    <style:style style:name="Tableau1.B1" style:family="table-cell" style:data-style-name="N0">
      <style:table-cell-properties fo:padding="0.097cm" fo:border="none"/>
    </style:style>
    <style:style style:name="Tableau2" style:family="table">
      <style:table-properties style:width="7.001cm" table:align="margins"/>
    </style:style>
    <style:style style:name="Tableau2.A" style:family="table-column">
      <style:table-column-properties style:column-width="2.334cm" style:rel-column-width="21845*"/>
    </style:style>
    <style:style style:name="Tableau2.A1" style:family="table-cell">
      <style:table-cell-properties fo:padding="0.097cm" fo:border="none"/>
    </style:style>
    <style:style style:name="Tableau2.B1" style:family="table-cell" style:data-style-name="N0">
      <style:table-cell-properties fo:padding="0.097cm" fo:border="none"/>
    </style:style>
    <style:style style:name="Tableau3" style:family="table">
      <style:table-properties style:width="7.001cm" table:align="margins"/>
    </style:style>
    <style:style style:name="Tableau3.A" style:family="table-column">
      <style:table-column-properties style:column-width="2.334cm" style:rel-column-width="21845*"/>
    </style:style>
    <style:style style:name="Tableau3.A1" style:family="table-cell">
      <style:table-cell-properties fo:padding="0.097cm" fo:border="none"/>
    </style:style>
    <style:style style:name="Tableau3.B1" style:family="table-cell" style:data-style-name="N0">
      <style:table-cell-properties fo:padding="0.097cm" fo:border="none"/>
    </style:style>
    <style:style style:name="Tableau21" style:family="table">
      <style:table-properties style:width="7.001cm" table:align="margins"/>
    </style:style>
    <style:style style:name="Tableau21.A" style:family="table-column">
      <style:table-column-properties style:column-width="2.334cm" style:rel-column-width="21845*"/>
    </style:style>
    <style:style style:name="Tableau21.A1" style:family="table-cell">
      <style:table-cell-properties fo:padding="0.097cm" fo:border="none"/>
    </style:style>
    <style:style style:name="Tableau21.B1" style:family="table-cell" style:data-style-name="N0">
      <style:table-cell-properties fo:padding="0.097cm" fo:border="none"/>
    </style:style>
    <style:style style:name="Tableau20" style:family="table">
      <style:table-properties style:width="7.001cm" table:align="margins"/>
    </style:style>
    <style:style style:name="Tableau20.A" style:family="table-column">
      <style:table-column-properties style:column-width="2.334cm" style:rel-column-width="21845*"/>
    </style:style>
    <style:style style:name="Tableau20.A1" style:family="table-cell">
      <style:table-cell-properties fo:padding="0.097cm" fo:border="none"/>
    </style:style>
    <style:style style:name="Tableau20.B1" style:family="table-cell" style:data-style-name="N0">
      <style:table-cell-properties fo:padding="0.097cm" fo:border="none"/>
    </style:style>
    <style:style style:name="Tableau4" style:family="table">
      <style:table-properties style:width="7.001cm" table:align="margins"/>
    </style:style>
    <style:style style:name="Tableau4.A" style:family="table-column">
      <style:table-column-properties style:column-width="2.334cm" style:rel-column-width="21845*"/>
    </style:style>
    <style:style style:name="Tableau4.A1" style:family="table-cell">
      <style:table-cell-properties fo:padding="0.097cm" fo:border="none"/>
    </style:style>
    <style:style style:name="Tableau18" style:family="table">
      <style:table-properties style:width="7.001cm" table:align="margins"/>
    </style:style>
    <style:style style:name="Tableau18.A" style:family="table-column">
      <style:table-column-properties style:column-width="2.334cm" style:rel-column-width="21845*"/>
    </style:style>
    <style:style style:name="Tableau18.A1" style:family="table-cell">
      <style:table-cell-properties fo:padding="0.097cm" fo:border="none"/>
    </style:style>
    <style:style style:name="Tableau18.B1" style:family="table-cell" style:data-style-name="N0">
      <style:table-cell-properties fo:padding="0.097cm" fo:border="none"/>
    </style:style>
    <style:style style:name="Tableau19" style:family="table">
      <style:table-properties style:width="7.001cm" table:align="margins"/>
    </style:style>
    <style:style style:name="Tableau19.A" style:family="table-column">
      <style:table-column-properties style:column-width="2.334cm" style:rel-column-width="21845*"/>
    </style:style>
    <style:style style:name="Tableau19.A1" style:family="table-cell">
      <style:table-cell-properties fo:padding="0.097cm" fo:border="none"/>
    </style:style>
    <style:style style:name="Tableau19.B1" style:family="table-cell" style:data-style-name="N0">
      <style:table-cell-properties fo:padding="0.097cm" fo:border="none"/>
    </style:style>
    <style:style style:name="Tableau5" style:family="table">
      <style:table-properties style:width="7.001cm" table:align="margins"/>
    </style:style>
    <style:style style:name="Tableau5.A" style:family="table-column">
      <style:table-column-properties style:column-width="2.334cm" style:rel-column-width="21845*"/>
    </style:style>
    <style:style style:name="Tableau5.A1" style:family="table-cell">
      <style:table-cell-properties fo:padding="0.097cm" fo:border="none"/>
    </style:style>
    <style:style style:name="Tableau5.B1" style:family="table-cell" style:data-style-name="N0">
      <style:table-cell-properties fo:padding="0.097cm" fo:border="none"/>
    </style:style>
    <style:style style:name="Tableau17" style:family="table">
      <style:table-properties style:width="7.001cm" table:align="margins"/>
    </style:style>
    <style:style style:name="Tableau17.A" style:family="table-column">
      <style:table-column-properties style:column-width="2.334cm" style:rel-column-width="21845*"/>
    </style:style>
    <style:style style:name="Tableau17.A1" style:family="table-cell">
      <style:table-cell-properties fo:padding="0.097cm" fo:border="none"/>
    </style:style>
    <style:style style:name="Tableau17.B1" style:family="table-cell" style:data-style-name="N0">
      <style:table-cell-properties fo:padding="0.097cm" fo:border="none"/>
    </style:style>
    <style:style style:name="Tableau16" style:family="table">
      <style:table-properties style:width="7.001cm" table:align="margins"/>
    </style:style>
    <style:style style:name="Tableau16.A" style:family="table-column">
      <style:table-column-properties style:column-width="2.334cm" style:rel-column-width="21845*"/>
    </style:style>
    <style:style style:name="Tableau16.A1" style:family="table-cell">
      <style:table-cell-properties fo:padding="0.097cm" fo:border="none"/>
    </style:style>
    <style:style style:name="Tableau16.B1" style:family="table-cell" style:data-style-name="N0">
      <style:table-cell-properties fo:padding="0.097cm" fo:border="none"/>
    </style:style>
    <style:style style:name="Tableau6" style:family="table">
      <style:table-properties style:width="7.001cm" table:align="margins"/>
    </style:style>
    <style:style style:name="Tableau6.A" style:family="table-column">
      <style:table-column-properties style:column-width="2.334cm" style:rel-column-width="21845*"/>
    </style:style>
    <style:style style:name="Tableau6.A1" style:family="table-cell">
      <style:table-cell-properties fo:padding="0.097cm" fo:border="none"/>
    </style:style>
    <style:style style:name="Tableau6.B1" style:family="table-cell" style:data-style-name="N0">
      <style:table-cell-properties fo:padding="0.097cm" fo:border="none"/>
    </style:style>
    <style:style style:name="Tableau14" style:family="table">
      <style:table-properties style:width="7.001cm" table:align="margins"/>
    </style:style>
    <style:style style:name="Tableau14.A" style:family="table-column">
      <style:table-column-properties style:column-width="2.334cm" style:rel-column-width="21845*"/>
    </style:style>
    <style:style style:name="Tableau14.A1" style:family="table-cell">
      <style:table-cell-properties fo:padding="0.097cm" fo:border="none"/>
    </style:style>
    <style:style style:name="Tableau14.B1" style:family="table-cell" style:data-style-name="N0">
      <style:table-cell-properties fo:padding="0.097cm" fo:border="none"/>
    </style:style>
    <style:style style:name="Tableau15" style:family="table">
      <style:table-properties style:width="7.001cm" table:align="margins"/>
    </style:style>
    <style:style style:name="Tableau15.A" style:family="table-column">
      <style:table-column-properties style:column-width="2.334cm" style:rel-column-width="21845*"/>
    </style:style>
    <style:style style:name="Tableau15.A1" style:family="table-cell">
      <style:table-cell-properties fo:padding="0.097cm" fo:border="none"/>
    </style:style>
    <style:style style:name="Tableau15.B1" style:family="table-cell" style:data-style-name="N0">
      <style:table-cell-properties fo:padding="0.097cm" fo:border="none"/>
    </style:style>
    <style:style style:name="Tableau7" style:family="table">
      <style:table-properties style:width="7.001cm" table:align="margins"/>
    </style:style>
    <style:style style:name="Tableau7.A" style:family="table-column">
      <style:table-column-properties style:column-width="2.334cm" style:rel-column-width="21845*"/>
    </style:style>
    <style:style style:name="Tableau7.A1" style:family="table-cell">
      <style:table-cell-properties fo:padding="0.097cm" fo:border="none"/>
    </style:style>
    <style:style style:name="Tableau7.B1" style:family="table-cell" style:data-style-name="N0">
      <style:table-cell-properties fo:padding="0.097cm" fo:border="none"/>
    </style:style>
    <style:style style:name="Tableau13" style:family="table">
      <style:table-properties style:width="7.001cm" table:align="margins"/>
    </style:style>
    <style:style style:name="Tableau13.A" style:family="table-column">
      <style:table-column-properties style:column-width="2.334cm" style:rel-column-width="21845*"/>
    </style:style>
    <style:style style:name="Tableau13.A1" style:family="table-cell">
      <style:table-cell-properties fo:padding="0.097cm" fo:border="none"/>
    </style:style>
    <style:style style:name="Tableau13.B1" style:family="table-cell" style:data-style-name="N0">
      <style:table-cell-properties fo:padding="0.097cm" fo:border="none"/>
    </style:style>
    <style:style style:name="Tableau10" style:family="table">
      <style:table-properties style:width="7.001cm" table:align="margins"/>
    </style:style>
    <style:style style:name="Tableau10.A" style:family="table-column">
      <style:table-column-properties style:column-width="2.334cm" style:rel-column-width="21845*"/>
    </style:style>
    <style:style style:name="Tableau10.A1" style:family="table-cell">
      <style:table-cell-properties fo:padding="0.097cm" fo:border="none"/>
    </style:style>
    <style:style style:name="Tableau10.B1" style:family="table-cell" style:data-style-name="N0">
      <style:table-cell-properties fo:padding="0.097cm" fo:border="none"/>
    </style:style>
    <style:style style:name="Tableau8" style:family="table">
      <style:table-properties style:width="7.001cm" table:align="margins"/>
    </style:style>
    <style:style style:name="Tableau8.A" style:family="table-column">
      <style:table-column-properties style:column-width="2.334cm" style:rel-column-width="21845*"/>
    </style:style>
    <style:style style:name="Tableau8.A1" style:family="table-cell">
      <style:table-cell-properties fo:padding="0.097cm" fo:border="none"/>
    </style:style>
    <style:style style:name="Tableau8.B1" style:family="table-cell" style:data-style-name="N0">
      <style:table-cell-properties fo:padding="0.097cm" fo:border="none"/>
    </style:style>
    <style:style style:name="Tableau12" style:family="table">
      <style:table-properties style:width="7.001cm" table:align="margins"/>
    </style:style>
    <style:style style:name="Tableau12.A" style:family="table-column">
      <style:table-column-properties style:column-width="2.334cm" style:rel-column-width="21845*"/>
    </style:style>
    <style:style style:name="Tableau12.A1" style:family="table-cell">
      <style:table-cell-properties fo:padding="0.097cm" fo:border="none"/>
    </style:style>
    <style:style style:name="Tableau12.B1" style:family="table-cell" style:data-style-name="N0">
      <style:table-cell-properties fo:padding="0.097cm" fo:border="none"/>
    </style:style>
    <style:style style:name="Tableau11" style:family="table">
      <style:table-properties style:width="7.001cm" table:align="margins"/>
    </style:style>
    <style:style style:name="Tableau11.A" style:family="table-column">
      <style:table-column-properties style:column-width="2.334cm" style:rel-column-width="21845*"/>
    </style:style>
    <style:style style:name="Tableau11.A1" style:family="table-cell">
      <style:table-cell-properties fo:padding="0.097cm" fo:border="none"/>
    </style:style>
    <style:style style:name="Tableau11.B1" style:family="table-cell" style:data-style-name="N0">
      <style:table-cell-properties fo:padding="0.097cm" fo:border="none"/>
    </style:style>
    <style:style style:name="Tableau9" style:family="table">
      <style:table-properties style:width="7.001cm" table:align="margins"/>
    </style:style>
    <style:style style:name="Tableau9.A" style:family="table-column">
      <style:table-column-properties style:column-width="2.334cm" style:rel-column-width="21845*"/>
    </style:style>
    <style:style style:name="Tableau9.A1" style:family="table-cell">
      <style:table-cell-properties fo:padding="0.097cm" fo:border="none"/>
    </style:style>
    <style:style style:name="Tableau9.B1" style:family="table-cell" style:data-style-name="N0">
      <style:table-cell-properties fo:padding="0.097cm" fo:border="none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Table_20_Contents">
      <style:paragraph-properties fo:margin-left="0cm" fo:margin-right="0.157cm" fo:text-align="center" style:justify-single-word="false" fo:text-indent="0cm" style:auto-text-indent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margin-left="0cm" fo:margin-right="0.157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fr1" style:family="graphic" style:parent-style-name="Labels">
      <style:graphic-properties style:vertical-pos="top" style:vertical-rel="baseline" style:horizontal-pos="center" style:horizontal-rel="paragraph-content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as-char" svg:width="7.001cm" svg:height="2.101cm" draw:z-index="0"><draw:text-box><text:p text:style-name="Standard"><text:line-break/></text:p></draw:text-box></draw:frame><draw:frame draw:style-name="fr1" draw:name="Cadre2" text:anchor-type="as-char" svg:width="7.001cm" svg:height="2.101cm" draw:z-index="1"><draw:text-box><text:p text:style-name="Standard"><text:line-break/></text:p></draw:text-box></draw:frame><draw:frame draw:style-name="fr1" draw:name="Cadre3" text:anchor-type="as-char" svg:width="7.001cm" svg:height="2.101cm" draw:z-index="2"><draw:text-box><text:p text:style-name="Standard"><text:line-break/></text:p></draw:text-box></draw:frame></text:p>
      <text:p text:style-name="P1"><draw:frame draw:style-name="fr1" draw:name="Cadre4" text:anchor-type="as-char" svg:width="7.001cm" svg:height="2.101cm" draw:z-index="3"><draw:text-box><table:table table:name="Tableau1" table:style-name="Tableau1"><table:table-column table:style-name="Tableau1.A" table:number-columns-repeated="3"/><table:table-row><table:table-cell table:style-name="Tableau1.A1" office:value-type="string"><text:p text:style-name="P4">33k Ω</text:p></table:table-cell><table:table-cell table:style-name="Tableau1.B1" office:value-type="float" office:value="333"><text:p text:style-name="P2"><draw:frame draw:style-name="fr2" draw:name="graphics85" text:anchor-type="paragraph" svg:width="1.164cm" svg:height="0.462cm" draw:z-index="42"><draw:image xlink:href="Pictures/10000000000000490000001D1DFB838E.tif" xlink:type="simple" xlink:show="embed" xlink:actuate="onLoad"/></draw:frame>333</text:p></table:table-cell><table:table-cell table:style-name="Tableau1.A1" office:value-type="string"><text:p text:style-name="P2"><draw:frame draw:style-name="fr2" draw:name="graphics86" text:anchor-type="paragraph" svg:width="1.166cm" svg:height="0.462cm" draw:z-index="43"><draw:image xlink:href="Pictures/10000000000000490000001D00794392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5" text:anchor-type="as-char" svg:width="7.001cm" svg:height="2.101cm" draw:z-index="4"><draw:text-box><table:table table:name="Tableau2" table:style-name="Tableau2"><table:table-column table:style-name="Tableau2.A" table:number-columns-repeated="3"/><table:table-row><table:table-cell table:style-name="Tableau2.A1" office:value-type="string"><text:p text:style-name="P4">39k Ω</text:p></table:table-cell><table:table-cell table:style-name="Tableau2.B1" office:value-type="float" office:value="393"><text:p text:style-name="P2"><draw:frame draw:style-name="fr2" draw:name="graphics87" text:anchor-type="paragraph" svg:width="1.169cm" svg:height="0.464cm" draw:z-index="50"><draw:image xlink:href="Pictures/10000000000000490000001D5D76081C.tif" xlink:type="simple" xlink:show="embed" xlink:actuate="onLoad"/></draw:frame>393</text:p></table:table-cell><table:table-cell table:style-name="Tableau2.A1" office:value-type="string"><text:p text:style-name="P2"><draw:frame draw:style-name="fr2" draw:name="graphics88" text:anchor-type="paragraph" svg:width="1.169cm" svg:height="0.464cm" draw:z-index="51"><draw:image xlink:href="Pictures/10000000000000490000001D40F4C800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6" text:anchor-type="as-char" svg:width="7.001cm" svg:height="2.101cm" draw:z-index="5"><draw:text-box><table:table table:name="Tableau3" table:style-name="Tableau3"><table:table-column table:style-name="Tableau3.A" table:number-columns-repeated="3"/><table:table-row><table:table-cell table:style-name="Tableau3.A1" office:value-type="string"><text:p text:style-name="P4">47k Ω</text:p></table:table-cell><table:table-cell table:style-name="Tableau3.B1" office:value-type="float" office:value="473"><text:p text:style-name="P2"><draw:frame draw:style-name="fr2" draw:name="graphics89" text:anchor-type="paragraph" svg:width="1.171cm" svg:height="0.464cm" draw:z-index="62"><draw:image xlink:href="Pictures/10000000000000490000001DFC1AE924.tif" xlink:type="simple" xlink:show="embed" xlink:actuate="onLoad"/></draw:frame>473</text:p></table:table-cell><table:table-cell table:style-name="Tableau3.A1" office:value-type="string"><text:p text:style-name="P2"><draw:frame draw:style-name="fr2" draw:name="graphics90" text:anchor-type="paragraph" svg:width="1.171cm" svg:height="0.464cm" draw:z-index="63"><draw:image xlink:href="Pictures/10000000000000490000001DE1982938.tif" xlink:type="simple" xlink:show="embed" xlink:actuate="onLoad"/></draw:frame></text:p></table:table-cell></table:table-row></table:table><text:p text:style-name="Standard"><text:line-break/></text:p></draw:text-box></draw:frame></text:p>
      <text:p text:style-name="P1"><draw:frame draw:style-name="fr1" draw:name="Cadre7" text:anchor-type="as-char" svg:width="7.001cm" svg:height="2.101cm" draw:z-index="6"><draw:text-box><text:p text:style-name="Standard"><text:line-break/></text:p></draw:text-box></draw:frame><draw:frame draw:style-name="fr1" draw:name="Cadre8" text:anchor-type="as-char" svg:width="7.001cm" svg:height="2.101cm" draw:z-index="7"><draw:text-box><text:p text:style-name="Standard"><text:line-break/></text:p></draw:text-box></draw:frame><draw:frame draw:style-name="fr1" draw:name="Cadre9" text:anchor-type="as-char" svg:width="7.001cm" svg:height="2.101cm" draw:z-index="8"><draw:text-box><text:p text:style-name="Standard"><text:line-break/></text:p></draw:text-box></draw:frame></text:p>
      <text:p text:style-name="P1"><draw:frame draw:style-name="fr1" draw:name="Cadre10" text:anchor-type="as-char" svg:width="7.001cm" svg:height="2.101cm" draw:z-index="9"><draw:text-box><table:table table:name="Tableau21" table:style-name="Tableau21"><table:table-column table:style-name="Tableau21.A" table:number-columns-repeated="3"/><table:table-row><table:table-cell table:style-name="Tableau21.A1" office:value-type="string"><text:p text:style-name="P4">56k Ω</text:p></table:table-cell><table:table-cell table:style-name="Tableau21.B1" office:value-type="float" office:value="563"><text:p text:style-name="P2"><draw:frame draw:style-name="fr2" draw:name="graphics91" text:anchor-type="paragraph" svg:width="1.164cm" svg:height="0.462cm" draw:z-index="44"><draw:image xlink:href="Pictures/10000000000000490000001D34F3C117.tif" xlink:type="simple" xlink:show="embed" xlink:actuate="onLoad"/></draw:frame>563</text:p></table:table-cell><table:table-cell table:style-name="Tableau21.A1" office:value-type="string"><text:p text:style-name="P2"><draw:frame draw:style-name="fr2" draw:name="graphics92" text:anchor-type="paragraph" svg:width="1.166cm" svg:height="0.462cm" draw:z-index="45"><draw:image xlink:href="Pictures/10000000000000490000001D2971010B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11" text:anchor-type="as-char" svg:width="7.001cm" svg:height="2.101cm" draw:z-index="10"><draw:text-box><table:table table:name="Tableau20" table:style-name="Tableau20"><table:table-column table:style-name="Tableau20.A" table:number-columns-repeated="3"/><table:table-row><table:table-cell table:style-name="Tableau20.A1" office:value-type="string"><text:p text:style-name="P4">68k Ω</text:p></table:table-cell><table:table-cell table:style-name="Tableau20.B1" office:value-type="float" office:value="683"><text:p text:style-name="P2"><draw:frame draw:style-name="fr2" draw:name="graphics93" text:anchor-type="paragraph" svg:width="1.169cm" svg:height="0.464cm" draw:z-index="52"><draw:image xlink:href="Pictures/10000000000000490000001D50691327.tif" xlink:type="simple" xlink:show="embed" xlink:actuate="onLoad"/></draw:frame>683</text:p></table:table-cell><table:table-cell table:style-name="Tableau20.A1" office:value-type="string"><text:p text:style-name="P2"><draw:frame draw:style-name="fr2" draw:name="graphics94" text:anchor-type="paragraph" svg:width="1.169cm" svg:height="0.464cm" draw:z-index="53"><draw:image xlink:href="Pictures/10000000000000490000001D4DEBD33B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12" text:anchor-type="as-char" svg:width="7.001cm" svg:height="2.101cm" draw:z-index="11"><draw:text-box><table:table table:name="Tableau4" table:style-name="Tableau4"><table:table-column table:style-name="Tableau4.A" table:number-columns-repeated="3"/><table:table-row><table:table-cell table:style-name="Tableau4.A1" office:value-type="string"><text:p text:style-name="Standard"/></table:table-cell><table:table-cell table:style-name="Tableau4.A1" office:value-type="string"><text:p text:style-name="Table_20_Contents"/></table:table-cell><table:table-cell table:style-name="Tableau4.A1" office:value-type="string"><text:p text:style-name="Table_20_Contents"/></table:table-cell></table:table-row></table:table><text:p text:style-name="Standard"><text:line-break/></text:p></draw:text-box></draw:frame></text:p>
      <text:p text:style-name="P1"><draw:frame draw:style-name="fr1" draw:name="Cadre13" text:anchor-type="as-char" svg:width="7.001cm" svg:height="2.101cm" draw:z-index="12"><draw:text-box><text:p text:style-name="Standard"><text:line-break/></text:p></draw:text-box></draw:frame><draw:frame draw:style-name="fr1" draw:name="Cadre14" text:anchor-type="as-char" svg:width="7.001cm" svg:height="2.101cm" draw:z-index="13"><draw:text-box><text:p text:style-name="Standard"><text:line-break/></text:p></draw:text-box></draw:frame><draw:frame draw:style-name="fr1" draw:name="Cadre15" text:anchor-type="as-char" svg:width="7.001cm" svg:height="2.101cm" draw:z-index="14"><draw:text-box><text:p text:style-name="Standard"><text:line-break/></text:p></draw:text-box></draw:frame></text:p>
      <text:p text:style-name="P1"><draw:frame draw:style-name="fr1" draw:name="Cadre16" text:anchor-type="as-char" svg:width="7.001cm" svg:height="2.101cm" draw:z-index="15"><draw:text-box><table:table table:name="Tableau18" table:style-name="Tableau18"><table:table-column table:style-name="Tableau18.A" table:number-columns-repeated="3"/><table:table-row><table:table-cell table:style-name="Tableau18.A1" office:value-type="string"><text:p text:style-name="P4">82k Ω</text:p></table:table-cell><table:table-cell table:style-name="Tableau18.B1" office:value-type="float" office:value="823"><text:p text:style-name="P2"><draw:frame draw:style-name="fr2" draw:name="graphics97" text:anchor-type="paragraph" svg:width="1.164cm" svg:height="0.462cm" draw:z-index="46"><draw:image xlink:href="Pictures/10000000000000490000001D7ACC5CDE.tif" xlink:type="simple" xlink:show="embed" xlink:actuate="onLoad"/></draw:frame>823</text:p></table:table-cell><table:table-cell table:style-name="Tableau18.A1" office:value-type="string"><text:p text:style-name="P2"><draw:frame draw:style-name="fr2" draw:name="graphics98" text:anchor-type="paragraph" svg:width="1.166cm" svg:height="0.462cm" draw:z-index="47"><draw:image xlink:href="Pictures/10000000000000490000001D674E9CC2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17" text:anchor-type="as-char" svg:width="7.001cm" svg:height="2.101cm" draw:z-index="16"><draw:text-box><table:table table:name="Tableau19" table:style-name="Tableau19"><table:table-column table:style-name="Tableau19.A" table:number-columns-repeated="3"/><table:table-row><table:table-cell table:style-name="Tableau19.A1" office:value-type="string"><text:p text:style-name="P4">100k Ω</text:p></table:table-cell><table:table-cell table:style-name="Tableau19.B1" office:value-type="float" office:value="104"><text:p text:style-name="P2"><draw:frame draw:style-name="fr2" draw:name="graphics99" text:anchor-type="paragraph" svg:width="1.169cm" svg:height="0.464cm" draw:z-index="54"><draw:image xlink:href="Pictures/10000000000000490000001D7220DF7E.tif" xlink:type="simple" xlink:show="embed" xlink:actuate="onLoad"/></draw:frame>104</text:p></table:table-cell><table:table-cell table:style-name="Tableau19.A1" office:value-type="string"><text:p text:style-name="P2"><draw:frame draw:style-name="fr2" draw:name="graphics100" text:anchor-type="paragraph" svg:width="1.169cm" svg:height="0.464cm" draw:z-index="55"><draw:image xlink:href="Pictures/10000000000000490000001D7A229D87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18" text:anchor-type="as-char" svg:width="7.001cm" svg:height="2.101cm" draw:z-index="17"><draw:text-box><table:table table:name="Tableau5" table:style-name="Tableau5"><table:table-column table:style-name="Tableau5.A" table:number-columns-repeated="3"/><table:table-row><table:table-cell table:style-name="Tableau5.A1" office:value-type="string"><text:p text:style-name="P4">150k Ω</text:p></table:table-cell><table:table-cell table:style-name="Tableau5.B1" office:value-type="float" office:value="154"><text:p text:style-name="P2"><draw:frame draw:style-name="fr2" draw:name="graphics101" text:anchor-type="paragraph" svg:width="1.171cm" svg:height="0.464cm" draw:z-index="60"><draw:image xlink:href="Pictures/10000000000000490000001D699292B9.tif" xlink:type="simple" xlink:show="embed" xlink:actuate="onLoad"/></draw:frame>154</text:p></table:table-cell><table:table-cell table:style-name="Tableau5.A1" office:value-type="string"><text:p text:style-name="P2"><draw:frame draw:style-name="fr2" draw:name="graphics102" text:anchor-type="paragraph" svg:width="1.171cm" svg:height="0.464cm" draw:z-index="61"><draw:image xlink:href="Pictures/10000000000000490000001D6190D040.tif" xlink:type="simple" xlink:show="embed" xlink:actuate="onLoad"/></draw:frame></text:p></table:table-cell></table:table-row><table:table-row><table:table-cell table:style-name="Tableau5.A1" office:value-type="string"><text:p text:style-name="P3"/></table:table-cell><table:table-cell table:style-name="Tableau5.A1" office:value-type="string"><text:p text:style-name="P2"/></table:table-cell><table:table-cell table:style-name="Tableau5.A1" office:value-type="string"><text:p text:style-name="P2"/></table:table-cell></table:table-row></table:table><text:p text:style-name="Standard"><text:line-break/></text:p></draw:text-box></draw:frame></text:p>
      <text:p text:style-name="P1"><draw:frame draw:style-name="fr1" draw:name="Cadre19" text:anchor-type="as-char" svg:width="7.001cm" svg:height="2.101cm" draw:z-index="18"><draw:text-box><text:p text:style-name="Standard"><text:line-break/></text:p></draw:text-box></draw:frame><draw:frame draw:style-name="fr1" draw:name="Cadre20" text:anchor-type="as-char" svg:width="7.001cm" svg:height="2.101cm" draw:z-index="19"><draw:text-box><text:p text:style-name="Standard"><text:line-break/></text:p></draw:text-box></draw:frame><draw:frame draw:style-name="fr1" draw:name="Cadre21" text:anchor-type="as-char" svg:width="7.001cm" svg:height="2.101cm" draw:z-index="20"><draw:text-box><text:p text:style-name="Standard"><text:line-break/></text:p></draw:text-box></draw:frame></text:p>
      <text:p text:style-name="P1"><draw:frame draw:style-name="fr1" draw:name="Cadre22" text:anchor-type="as-char" svg:width="7.001cm" svg:height="2.101cm" draw:z-index="21"><draw:text-box><table:table table:name="Tableau17" table:style-name="Tableau17"><table:table-column table:style-name="Tableau17.A" table:number-columns-repeated="3"/><table:table-row><table:table-cell table:style-name="Tableau17.A1" office:value-type="string"><text:p text:style-name="P4">180k Ω</text:p></table:table-cell><table:table-cell table:style-name="Tableau17.B1" office:value-type="float" office:value="184"><text:p text:style-name="P2"><draw:frame draw:style-name="fr2" draw:name="graphics103" text:anchor-type="paragraph" svg:width="1.164cm" svg:height="0.462cm" draw:z-index="48"><draw:image xlink:href="Pictures/10000000000000490000001D405B0848.tif" xlink:type="simple" xlink:show="embed" xlink:actuate="onLoad"/></draw:frame>184</text:p></table:table-cell><table:table-cell table:style-name="Tableau17.A1" office:value-type="string"><text:p text:style-name="P2"><draw:frame draw:style-name="fr2" draw:name="graphics104" text:anchor-type="paragraph" svg:width="1.166cm" svg:height="0.462cm" draw:z-index="49"><draw:image xlink:href="Pictures/10000000000000490000001D48594AB1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23" text:anchor-type="as-char" svg:width="7.001cm" svg:height="2.101cm" draw:z-index="22"><draw:text-box><table:table table:name="Tableau16" table:style-name="Tableau16"><table:table-column table:style-name="Tableau16.A" table:number-columns-repeated="3"/><table:table-row><table:table-cell table:style-name="Tableau16.A1" office:value-type="string"><text:p text:style-name="P4">220k Ω</text:p></table:table-cell><table:table-cell table:style-name="Tableau16.B1" office:value-type="float" office:value="224"><text:p text:style-name="P2"><draw:frame draw:style-name="fr2" draw:name="graphics105" text:anchor-type="paragraph" svg:width="1.169cm" svg:height="0.464cm" draw:z-index="56"><draw:image xlink:href="Pictures/10000000000000490000001D32D6816C.tif" xlink:type="simple" xlink:show="embed" xlink:actuate="onLoad"/></draw:frame>224</text:p></table:table-cell><table:table-cell table:style-name="Tableau16.A1" office:value-type="string"><text:p text:style-name="P2"><draw:frame draw:style-name="fr2" draw:name="graphics106" text:anchor-type="paragraph" svg:width="1.169cm" svg:height="0.464cm" draw:z-index="57"><draw:image xlink:href="Pictures/10000000000000490000001D3AD4C395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24" text:anchor-type="as-char" svg:width="7.001cm" svg:height="2.101cm" draw:z-index="23"><draw:text-box><table:table table:name="Tableau6" table:style-name="Tableau6"><table:table-column table:style-name="Tableau6.A" table:number-columns-repeated="3"/><table:table-row><table:table-cell table:style-name="Tableau6.A1" office:value-type="string"><text:p text:style-name="P4">330k Ω</text:p></table:table-cell><table:table-cell table:style-name="Tableau6.B1" office:value-type="float" office:value="334"><text:p text:style-name="P2"><draw:frame draw:style-name="fr2" draw:name="graphics107" text:anchor-type="paragraph" svg:width="1.171cm" svg:height="0.464cm" draw:z-index="58"><draw:image xlink:href="Pictures/10000000000000490000001D9504FF67.tif" xlink:type="simple" xlink:show="embed" xlink:actuate="onLoad"/></draw:frame>334</text:p></table:table-cell><table:table-cell table:style-name="Tableau6.A1" office:value-type="string"><text:p text:style-name="P2"><draw:frame draw:style-name="fr2" draw:name="graphics108" text:anchor-type="paragraph" svg:width="1.171cm" svg:height="0.464cm" draw:z-index="59"><draw:image xlink:href="Pictures/10000000000000490000001D9D06BD9E.tif" xlink:type="simple" xlink:show="embed" xlink:actuate="onLoad"/></draw:frame></text:p></table:table-cell></table:table-row></table:table><text:p text:style-name="Standard"><text:line-break/></text:p></draw:text-box></draw:frame></text:p>
      <text:p text:style-name="P1"><draw:frame draw:style-name="fr1" draw:name="Cadre25" text:anchor-type="as-char" svg:width="7.001cm" svg:height="2.101cm" draw:z-index="24"><draw:text-box><text:p text:style-name="Standard"><text:line-break/></text:p></draw:text-box></draw:frame><draw:frame draw:style-name="fr1" draw:name="Cadre26" text:anchor-type="as-char" svg:width="7.001cm" svg:height="2.101cm" draw:z-index="25"><draw:text-box><text:p text:style-name="Standard"><text:line-break/></text:p></draw:text-box></draw:frame><draw:frame draw:style-name="fr1" draw:name="Cadre27" text:anchor-type="as-char" svg:width="7.001cm" svg:height="2.101cm" draw:z-index="26"><draw:text-box><text:p text:style-name="Standard"><text:line-break/></text:p></draw:text-box></draw:frame></text:p>
      <text:p text:style-name="P1"><draw:frame draw:style-name="fr1" draw:name="Cadre28" text:anchor-type="as-char" svg:width="7.001cm" svg:height="2.101cm" draw:z-index="27"><draw:text-box><table:table table:name="Tableau14" table:style-name="Tableau14"><table:table-column table:style-name="Tableau14.A" table:number-columns-repeated="3"/><table:table-row><table:table-cell table:style-name="Tableau14.A1" office:value-type="string"><text:p text:style-name="P4">470k Ω</text:p></table:table-cell><table:table-cell table:style-name="Tableau14.B1" office:value-type="float" office:value="474"><text:p text:style-name="P2"><draw:frame draw:style-name="fr2" draw:name="graphics109" text:anchor-type="paragraph" svg:width="1.164cm" svg:height="0.462cm" draw:z-index="64"><draw:image xlink:href="Pictures/10000000000000490000001D74E595CD.tif" xlink:type="simple" xlink:show="embed" xlink:actuate="onLoad"/></draw:frame>474</text:p></table:table-cell><table:table-cell table:style-name="Tableau14.A1" office:value-type="string"><text:p text:style-name="P2"><draw:frame draw:style-name="fr2" draw:name="graphics110" text:anchor-type="paragraph" svg:width="1.166cm" svg:height="0.462cm" draw:z-index="65"><draw:image xlink:href="Pictures/10000000000000490000001D7CE7D734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29" text:anchor-type="as-char" svg:width="7.001cm" svg:height="2.101cm" draw:z-index="28"><draw:text-box><table:table table:name="Tableau15" table:style-name="Tableau15"><table:table-column table:style-name="Tableau15.A" table:number-columns-repeated="3"/><table:table-row><table:table-cell table:style-name="Tableau15.A1" office:value-type="string"><text:p text:style-name="P4">560k Ω</text:p></table:table-cell><table:table-cell table:style-name="Tableau15.B1" office:value-type="float" office:value="564"><text:p text:style-name="P2"><draw:frame draw:style-name="fr2" draw:name="graphics111" text:anchor-type="paragraph" svg:width="1.169cm" svg:height="0.464cm" draw:z-index="68"><draw:image xlink:href="Pictures/10000000000000490000001DBC0CBDFE.tif" xlink:type="simple" xlink:show="embed" xlink:actuate="onLoad"/></draw:frame>564</text:p></table:table-cell><table:table-cell table:style-name="Tableau15.A1" office:value-type="string"><text:p text:style-name="P2"><draw:frame draw:style-name="fr2" draw:name="graphics112" text:anchor-type="paragraph" svg:width="1.169cm" svg:height="0.464cm" draw:z-index="69"><draw:image xlink:href="Pictures/10000000000000490000001DB40EFF07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30" text:anchor-type="as-char" svg:width="7.001cm" svg:height="2.101cm" draw:z-index="29"><draw:text-box><table:table table:name="Tableau7" table:style-name="Tableau7"><table:table-column table:style-name="Tableau7.A" table:number-columns-repeated="3"/><table:table-row><table:table-cell table:style-name="Tableau7.A1" office:value-type="string"><text:p text:style-name="P4">680k Ω</text:p></table:table-cell><table:table-cell table:style-name="Tableau7.B1" office:value-type="float" office:value="684"><text:p text:style-name="P2"><draw:frame draw:style-name="fr2" draw:name="graphics113" text:anchor-type="paragraph" svg:width="1.171cm" svg:height="0.464cm" draw:z-index="72"><draw:image xlink:href="Pictures/10000000000000490000001DD8966FCE.tif" xlink:type="simple" xlink:show="embed" xlink:actuate="onLoad"/></draw:frame>684</text:p></table:table-cell><table:table-cell table:style-name="Tableau7.A1" office:value-type="string"><text:p text:style-name="P2"><draw:frame draw:style-name="fr2" draw:name="graphics114" text:anchor-type="paragraph" svg:width="1.171cm" svg:height="0.464cm" draw:z-index="73"><draw:image xlink:href="Pictures/10000000000000490000001DD0942D37.tif" xlink:type="simple" xlink:show="embed" xlink:actuate="onLoad"/></draw:frame></text:p></table:table-cell></table:table-row></table:table><text:p text:style-name="Standard"><text:line-break/></text:p></draw:text-box></draw:frame></text:p>
      <text:p text:style-name="P1"><draw:frame draw:style-name="fr1" draw:name="Cadre31" text:anchor-type="as-char" svg:width="7.001cm" svg:height="2.101cm" draw:z-index="30"><draw:text-box><text:p text:style-name="Standard"><text:line-break/></text:p></draw:text-box></draw:frame><draw:frame draw:style-name="fr1" draw:name="Cadre32" text:anchor-type="as-char" svg:width="7.001cm" svg:height="2.101cm" draw:z-index="31"><draw:text-box><text:p text:style-name="Standard"><text:line-break/></text:p></draw:text-box></draw:frame><draw:frame draw:style-name="fr1" draw:name="Cadre33" text:anchor-type="as-char" svg:width="7.001cm" svg:height="2.101cm" draw:z-index="32"><draw:text-box><text:p text:style-name="Standard"><text:line-break/></text:p></draw:text-box></draw:frame></text:p>
      <text:p text:style-name="P1"><draw:frame draw:style-name="fr1" draw:name="Cadre34" text:anchor-type="as-char" svg:width="7.001cm" svg:height="2.101cm" draw:z-index="33"><draw:text-box><table:table table:name="Tableau13" table:style-name="Tableau13"><table:table-column table:style-name="Tableau13.A" table:number-columns-repeated="3"/><table:table-row><table:table-cell table:style-name="Tableau13.A1" office:value-type="string"><text:p text:style-name="P4">1M Ω</text:p></table:table-cell><table:table-cell table:style-name="Tableau13.B1" office:value-type="float" office:value="105"><text:p text:style-name="P2"><draw:frame draw:style-name="fr2" draw:name="graphics115" text:anchor-type="paragraph" svg:width="1.164cm" svg:height="0.462cm" draw:z-index="66"><draw:image xlink:href="Pictures/10000000000000490000001DD8C12026.tif" xlink:type="simple" xlink:show="embed" xlink:actuate="onLoad"/></draw:frame>105</text:p></table:table-cell><table:table-cell table:style-name="Tableau13.A1" office:value-type="string"><text:p text:style-name="P2"><draw:frame draw:style-name="fr2" draw:name="graphics116" text:anchor-type="paragraph" svg:width="1.166cm" svg:height="0.462cm" draw:z-index="67"><draw:image xlink:href="Pictures/10000000000000490000001D2CC608A3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35" text:anchor-type="as-char" svg:width="7.001cm" svg:height="2.101cm" draw:z-index="34"><draw:text-box><table:table table:name="Tableau10" table:style-name="Tableau10"><table:table-column table:style-name="Tableau10.A" table:number-columns-repeated="3"/><table:table-row><table:table-cell table:style-name="Tableau10.A1" office:value-type="string"><text:p text:style-name="P4">1.5M Ω</text:p></table:table-cell><table:table-cell table:style-name="Tableau10.B1" office:value-type="float" office:value="155"><text:p text:style-name="P2"><draw:frame draw:style-name="fr2" draw:name="graphics117" text:anchor-type="paragraph" svg:width="1.169cm" svg:height="0.464cm" draw:z-index="70"><draw:image xlink:href="Pictures/10000000000000490000001DC3736DE1.tif" xlink:type="simple" xlink:show="embed" xlink:actuate="onLoad"/></draw:frame>155</text:p></table:table-cell><table:table-cell table:style-name="Tableau10.A1" office:value-type="string"><text:p text:style-name="P2"><draw:frame draw:style-name="fr2" draw:name="graphics118" text:anchor-type="paragraph" svg:width="1.169cm" svg:height="0.464cm" draw:z-index="71"><draw:image xlink:href="Pictures/10000000000000490000001D37744564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36" text:anchor-type="as-char" svg:width="7.001cm" svg:height="2.101cm" draw:z-index="35"><draw:text-box><table:table table:name="Tableau8" table:style-name="Tableau8"><table:table-column table:style-name="Tableau8.A" table:number-columns-repeated="3"/><table:table-row><table:table-cell table:style-name="Tableau8.A1" office:value-type="string"><text:p text:style-name="P4">2M Ω</text:p></table:table-cell><table:table-cell table:style-name="Tableau8.B1" office:value-type="float" office:value="205"><text:p text:style-name="P2"><draw:frame draw:style-name="fr2" draw:name="graphics119" text:anchor-type="paragraph" svg:width="1.171cm" svg:height="0.464cm" draw:z-index="74"><draw:image xlink:href="Pictures/10000000000000490000001DA96D65E1.tif" xlink:type="simple" xlink:show="embed" xlink:actuate="onLoad"/></draw:frame>205</text:p></table:table-cell><table:table-cell table:style-name="Tableau8.A1" office:value-type="string"><text:p text:style-name="P2"><draw:frame draw:style-name="fr2" draw:name="graphics120" text:anchor-type="paragraph" svg:width="1.171cm" svg:height="0.464cm" draw:z-index="75"><draw:image xlink:href="Pictures/10000000000000490000001D5D6A4D64.tif" xlink:type="simple" xlink:show="embed" xlink:actuate="onLoad"/></draw:frame></text:p></table:table-cell></table:table-row></table:table><text:p text:style-name="Standard"><text:line-break/></text:p></draw:text-box></draw:frame></text:p>
      <text:p text:style-name="P1"><draw:frame draw:style-name="fr1" draw:name="Cadre37" text:anchor-type="as-char" svg:width="7.001cm" svg:height="2.101cm" draw:z-index="36"><draw:text-box><text:p text:style-name="Standard"><text:line-break/></text:p></draw:text-box></draw:frame><draw:frame draw:style-name="fr1" draw:name="Cadre38" text:anchor-type="as-char" svg:width="7.001cm" svg:height="2.101cm" draw:z-index="37"><draw:text-box><text:p text:style-name="Standard"><text:line-break/></text:p></draw:text-box></draw:frame><draw:frame draw:style-name="fr1" draw:name="Cadre39" text:anchor-type="as-char" svg:width="7.001cm" svg:height="2.101cm" draw:z-index="38"><draw:text-box><text:p text:style-name="Standard"><text:line-break/></text:p></draw:text-box></draw:frame></text:p>
      <text:p text:style-name="P1"><draw:frame draw:style-name="fr1" draw:name="Cadre40" text:anchor-type="as-char" svg:width="7.001cm" svg:height="2.101cm" draw:z-index="39"><draw:text-box><table:table table:name="Tableau12" table:style-name="Tableau12"><table:table-column table:style-name="Tableau12.A" table:number-columns-repeated="3"/><table:table-row><table:table-cell table:style-name="Tableau12.A1" office:value-type="string"><text:p text:style-name="P4">3.3M Ω</text:p></table:table-cell><table:table-cell table:style-name="Tableau12.B1" office:value-type="float" office:value="335"><text:p text:style-name="P5"><draw:frame draw:style-name="fr3" draw:name="graphics121" text:anchor-type="paragraph" svg:width="1.321cm" svg:height="0.524cm" draw:z-index="76"><draw:image xlink:href="Pictures/10000000000000490000001D3FE5003F.tif" xlink:type="simple" xlink:show="embed" xlink:actuate="onLoad"/></draw:frame>335</text:p></table:table-cell><table:table-cell table:style-name="Tableau12.A1" office:value-type="string"><text:p text:style-name="P5"><draw:frame draw:style-name="fr3" draw:name="graphics122" text:anchor-type="paragraph" svg:width="1.323cm" svg:height="0.524cm" draw:z-index="77"><draw:image xlink:href="Pictures/10000000000000490000001DCBE228BA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41" text:anchor-type="as-char" svg:width="7.001cm" svg:height="2.101cm" draw:z-index="40"><draw:text-box><table:table table:name="Tableau11" table:style-name="Tableau11"><table:table-column table:style-name="Tableau11.A" table:number-columns-repeated="3"/><table:table-row><table:table-cell table:style-name="Tableau11.A1" office:value-type="string"><text:p text:style-name="P4">4.7M Ω</text:p></table:table-cell><table:table-cell table:style-name="Tableau11.B1" office:value-type="float" office:value="475"><text:p text:style-name="P5"><draw:frame draw:style-name="fr3" draw:name="graphics123" text:anchor-type="paragraph" svg:width="1.326cm" svg:height="0.526cm" draw:z-index="78"><draw:image xlink:href="Pictures/10000000000000490000001DDE046A95.tif" xlink:type="simple" xlink:show="embed" xlink:actuate="onLoad"/></draw:frame>475</text:p></table:table-cell><table:table-cell table:style-name="Tableau11.A1" office:value-type="string"><text:p text:style-name="P5"><draw:frame draw:style-name="fr3" draw:name="graphics124" text:anchor-type="paragraph" svg:width="1.326cm" svg:height="0.526cm" draw:z-index="79"><draw:image xlink:href="Pictures/10000000000000490000001D2A034210.tif" xlink:type="simple" xlink:show="embed" xlink:actuate="onLoad"/></draw:frame></text:p></table:table-cell></table:table-row></table:table><text:p text:style-name="Standard"><text:line-break/></text:p></draw:text-box></draw:frame><draw:frame draw:style-name="fr1" draw:name="Cadre42" text:anchor-type="as-char" svg:width="7.001cm" svg:height="2.101cm" draw:z-index="41"><draw:text-box><table:table table:name="Tableau9" table:style-name="Tableau9"><table:table-column table:style-name="Tableau9.A" table:number-columns-repeated="3"/><table:table-row><table:table-cell table:style-name="Tableau9.A1" office:value-type="string"><text:p text:style-name="P4">5.6M Ω</text:p></table:table-cell><table:table-cell table:style-name="Tableau9.B1" office:value-type="float" office:value="565"><text:p text:style-name="P5"><draw:frame draw:style-name="fr3" draw:name="graphics125" text:anchor-type="paragraph" svg:width="1.328cm" svg:height="0.527cm" draw:z-index="80"><draw:image xlink:href="Pictures/10000000000000490000001D16ED42A6.tif" xlink:type="simple" xlink:show="embed" xlink:actuate="onLoad"/></draw:frame>565</text:p></table:table-cell><table:table-cell table:style-name="Tableau9.A1" office:value-type="string"><text:p text:style-name="P5"><draw:frame draw:style-name="fr3" draw:name="graphics126" text:anchor-type="paragraph" svg:width="1.328cm" svg:height="0.527cm" draw:z-index="81"><draw:image xlink:href="Pictures/10000000000000490000001DE2EA6A23.tif" xlink:type="simple" xlink:show="embed" xlink:actuate="onLoad"/></draw:frame></text:p></table:table-cell></table:table-row></table:table><text:p text:style-name="Standard"><text:line-break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35cm" fo:margin-right="0.635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 style:auto-update="true">
      <style:graphic-properties svg:width="7.001cm" svg:height="2.101cm" text:anchor-type="as-char" svg:y="0cm" fo:margin-left="0cm" fo:margin-right="0cm" fo:margin-top="0cm" fo:margin-bottom="0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43cm" fo:page-height="29.452cm" style:num-format="" style:print-orientation="portrait" fo:margin-top="0cm" fo:margin-bottom="0.019cm" fo:margin-left="0cm" fo:margin-right="0.01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FEILLANT</meta:initial-creator>
    <meta:creation-date>2016-11-24T09:23:48</meta:creation-date>
    <dc:date>2016-11-24T09:46:26</dc:date>
    <dc:creator>Thomas FEILLANT</dc:creator>
    <meta:editing-duration>PT2M27S</meta:editing-duration>
    <meta:editing-cycles>1</meta:editing-cycles>
    <meta:generator>OpenOffice/4.1.3$Unix OpenOffice.org_project/413m1$Build-9783</meta:generator>
    <meta:document-statistic meta:table-count="21" meta:image-count="40" meta:object-count="0" meta:page-count="1" meta:paragraph-count="96" meta:word-count="60" meta:character-count="254"/>
  </office:meta>
</office:document-meta>
</file>